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8-Lançar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acientes,onde deve ser cadastrados todos os paciente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8.1 Campo CodPaciente:O campo do código pacient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8.2 Campo Nome:O campo nome deve ter no mínimo 5 letras.</text:p>
          </table:table-cell>
        </table:table-row>
        <table:table-row table:style-name="ro2">
          <table:table-cell office:value-type="string" calcext:value-type="string">
            <text:p>RN 8.3 Campo Cpf:O campo cpf deve ser preenchidos com 11 números sem os pontos e o traço.</text:p>
          </table:table-cell>
        </table:table-row>
        <table:table-row table:style-name="ro2">
          <table:table-cell office:value-type="string" calcext:value-type="string">
            <text:p>RN 8.4 Campo Rg:O campo rg deve ser preenchidos com números e letras.</text:p>
          </table:table-cell>
        </table:table-row>
        <table:table-row table:style-name="ro2">
          <table:table-cell office:value-type="string" calcext:value-type="string">
            <text:p>RN 8.5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8.6 Campos Numero:O campo numero deve ser preenchido apenas com números.</text:p>
          </table:table-cell>
        </table:table-row>
        <table:table-row table:style-name="ro2">
          <table:table-cell office:value-type="string" calcext:value-type="string">
            <text:p>RN 8.7 Campo Bairro:O campo bairro deve ser preenchido com letras e/ou números.</text:p>
          </table:table-cell>
        </table:table-row>
        <table:table-row table:style-name="ro2">
          <table:table-cell office:value-type="string" calcext:value-type="string">
            <text:p>RN 8.8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8.9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8.10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8.11 Campo Tipo Sanguíneo:O campo tipo sanguíneo deve ser escolhido em uma lista já cadastrada.</text:p>
          </table:table-cell>
        </table:table-row>
        <table:table-row table:style-name="ro2">
          <table:table-cell office:value-type="string" calcext:value-type="string">
            <text:p>RN 8.12 Campo Profissão:O campo profissão <text:s/>deve ser preenchido com letra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9-Lançar Dados Momentâneos do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triagem de pacientes,onde pacientes já cadastrados poderão ter sues dados alte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9.1 Campo CodPaciente:Deverá ser informado código ou o nome do paciente que já possua um cadastra.</text:p>
          </table:table-cell>
        </table:table-row>
        <table:table-row table:style-name="ro2">
          <table:table-cell office:value-type="string" calcext:value-type="string">
            <text:p>RN 9.2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9.3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9.4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9.5 Campo Sintomas:O campo sintomas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0-Lançar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medicamentos,onde deve ser cadastrado os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0.1 Campo CodMedicamento:O campo do código medica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0.2 Campo Nome:O campo nome deve ter no mínimo 5 letras.</text:p>
          </table:table-cell>
        </table:table-row>
        <table:table-row table:style-name="ro2">
          <table:table-cell office:value-type="string" calcext:value-type="string">
            <text:p>RN 10.3 Campo Descrição:O campo descrição deve conte no mínimo 10 e o máximo 500 caracteres.</text:p>
          </table:table-cell>
        </table:table-row>
        <table:table-row table:style-name="ro2">
          <table:table-cell office:value-type="string" calcext:value-type="string">
            <text:p>RN 10.4 Campo Quantidade:O campo quantidade deve ter quatro subcampos:inicial,Entrada,saída e total. Apenas o campos inicial poderá ser manipulado pelo usuáriom,os demais campos serão apenas informações de estoque do medicament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1-Lançar Entrada de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para entrada de estoque de medicamentos,onde deve ser lançado as entradas de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1.1 Campo CodEntrada:O campo do código entrada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1.2 Campo CodMedicamento:O campo do código medicamento deve ser inserido o código do medicamento já cadastrado.</text:p>
          </table:table-cell>
        </table:table-row>
        <table:table-row table:style-name="ro2">
          <table:table-cell office:value-type="string" calcext:value-type="string">
            <text:p>RN 11.3 Campo DataEntrada:O campo data entrada deve utilizar o horário do sistema.</text:p>
          </table:table-cell>
        </table:table-row>
        <table:table-row table:style-name="ro2">
          <table:table-cell office:value-type="string" calcext:value-type="string">
            <text:p>RN 11.4 Campo Quantidade:O campo quantidade deve ter apenas números inteiros maiores que ZERO.</text:p>
          </table:table-cell>
        </table:table-row>
        <table:table-row table:style-name="ro2">
          <table:table-cell office:value-type="string" calcext:value-type="string">
            <text:p>RN 11.5 Campo Descrição:O campo descrição deve conte no mínimo 10 e o máximo 500 caracter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0:14:40.9234514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20:20:51.247490632</dc:date>
    <meta:editing-duration>PT2H2M15S</meta:editing-duration>
    <meta:editing-cycles>26</meta:editing-cycles>
    <meta:generator>LibreOffice/5.1.4.2$Linux_X86_64 LibreOffice_project/10m0$Build-2</meta:generator>
    <meta:document-statistic meta:table-count="1" meta:cell-count="103" meta:object-count="0"/>
  </office:meta>
</office:document-meta>
</file>